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BAAAAA+ArialMT" svg:font-family="BAAAAA+ArialMT"/>
    <style:font-face style:name="CAAAAA+Arial-BoldMT" svg:font-family="CAAAAA+Arial-BoldMT"/>
    <style:font-face style:name="Lucidasans1" svg:font-family="Lucidasans"/>
    <style:font-face style:name="Times New Roman" svg:font-family="'Times New Roman'" style:font-family-generic="roman"/>
    <style:font-face style:name="Arial2" svg:font-family="Arial" style:font-family-generic="swis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9076in" style:rel-column-width="2746*"/>
    </style:style>
    <style:style style:name="Table1.B" style:family="table-column">
      <style:table-column-properties style:column-width="2.6458in" style:rel-column-width="3808*"/>
    </style:style>
    <style:style style:name="Table1.C" style:family="table-column">
      <style:table-column-properties style:column-width="2.141in" style:rel-column-width="30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" style:family="paragraph" style:parent-style-name="Standard" style:master-page-name="Portrait">
      <style:paragraph-properties fo:text-align="center" style:justify-single-word="false" style:text-autospace="none"/>
      <style:text-properties style:font-name="Arial3" fo:font-size="24pt" style:text-underline-style="solid" style:text-underline-width="auto" style:text-underline-color="font-color" fo:font-weight="bold" style:font-name-asian="CAAAAA+Arial-BoldMT" style:font-size-asian="24pt" style:font-weight-asian="bold" style:font-name-complex="CAAAAA+Arial-BoldMT" style:font-size-complex="2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3" fo:font-size="12pt" style:font-name-asian="CAAAAA+Arial-BoldMT" style:font-size-asian="12pt" style:font-name-complex="CAAAAA+Arial-Bold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3" fo:font-size="12pt" style:text-underline-style="solid" style:text-underline-width="auto" style:text-underline-color="font-color" fo:font-weight="bold" style:font-name-asian="CAAAAA+Arial-BoldMT" style:font-size-asian="12pt" style:font-weight-asian="bold" style:font-name-complex="CAAAAA+Arial-BoldMT" style:font-size-complex="12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3" fo:font-size="11pt" style:font-name-asian="BAAAAA+ArialMT" style:font-size-asian="11pt" style:font-name-complex="BAAAAA+ArialMT" style:font-size-complex="11pt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style:font-name="Arial3" fo:font-size="11pt" style:font-name-asian="BAAAAA+ArialMT" style:font-size-asian="11pt" style:font-name-complex="BAAAAA+ArialMT" style:font-size-complex="11pt"/>
    </style:style>
    <style:style style:name="P8" style:family="paragraph" style:parent-style-name="Standard">
      <style:text-properties style:font-name="Arial3"/>
    </style:style>
    <style:style style:name="P9" style:family="paragraph" style:parent-style-name="Standard">
      <style:paragraph-properties fo:break-before="page"/>
      <style:text-properties style:font-name="Arial3" fo:font-size="12pt" style:text-underline-style="solid" style:text-underline-width="auto" style:text-underline-color="font-color" fo:font-weight="bold" style:font-name-asian="CAAAAA+Arial-BoldMT" style:font-size-asian="12pt" style:font-weight-asian="bold" style:font-name-complex="CAAAAA+Arial-BoldMT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 style:text-autospace="none"/>
      <style:text-properties style:font-name="Arial3" fo:font-size="11pt" style:font-name-asian="BAAAAA+ArialMT" style:font-size-asian="11pt" style:font-name-complex="BAAAAA+ArialMT" style:font-size-complex="11pt"/>
    </style:style>
    <style:style style:name="P11" style:family="paragraph" style:parent-style-name="Table_20_Heading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able_20_Heading">
      <style:paragraph-properties fo:text-align="center" style:justify-single-word="false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3" fo:font-size="11pt" fo:font-style="normal" style:text-underline-style="none" fo:font-weight="normal" style:font-name-asian="BAAAAA+ArialMT" style:font-size-asian="11pt" style:font-style-asian="normal" style:font-weight-asian="normal" style:font-name-complex="BAAAAA+ArialMT" style:font-size-complex="11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3" fo:font-size="11pt" fo:font-style="normal" style:text-underline-style="none" fo:font-weight="normal" style:font-name-asian="BAAAAA+ArialMT" style:font-size-asian="11pt" style:font-style-asian="normal" style:font-weight-asian="normal" style:font-name-complex="BAAAAA+ArialMT" style:font-size-complex="11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3" fo:font-size="10pt" fo:font-style="normal" style:text-underline-style="none" fo:font-weight="bold" style:font-name-asian="CAAAAA+Arial-BoldMT" style:font-size-asian="10pt" style:font-style-asian="normal" style:font-weight-asian="bold" style:font-name-complex="CAAAAA+Arial-BoldMT" style:font-size-complex="10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Arial3" fo:font-size="10pt" fo:font-style="normal" style:text-underline-style="none" fo:font-weight="bold" style:font-name-asian="CAAAAA+Arial-BoldMT" style:font-size-asian="10pt" style:font-style-asian="normal" style:font-weight-asian="bold" style:font-name-complex="CAAAAA+Arial-BoldMT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1pt" style:font-name-asian="CAAAAA+Arial-BoldMT" style:font-size-asian="11pt" style:font-name-complex="CAAAAA+Arial-BoldM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3" fo:font-size="11pt" fo:language="en" fo:country="NZ" style:text-underline-style="none" fo:font-weight="normal" style:font-name-asian="Arial2" style:font-size-asian="11pt" style:font-weight-asian="normal" style:font-name-complex="Arial2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  <style:style style:name="fr2" style:family="graphic" style:parent-style-name="OLE">
      <style:graphic-properties style:vertical-pos="from-top" style:vertical-rel="paragraph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able of Proposed Projects</text:p>
      <text:p text:style-name="P1"><draw:frame draw:style-name="fr1" draw:name="Object1" text:anchor-type="paragraph" svg:x="0.4161in" svg:y="0.0937in" svg:width="9.2846in" svg:height="5.1425in" draw:z-index="1"><draw:object xlink:href="../ass1-a.ods" xlink:type="simple" xlink:show="embed" xlink:actuate="onLoad"/><draw:image xlink:href="./ObjectReplacements/Object 1" xlink:type="simple" xlink:show="embed" xlink:actuate="onLoad"/></draw:frame></text:p>
      <text:p text:style-name="P2">Weighted Decision Matrix</text:p>
      <text:p text:style-name="P1"><draw:frame draw:style-name="fr2" draw:name="Object2" text:anchor-type="paragraph" svg:y="0.1354in" svg:width="6.4701in" svg:height="5.4047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Business Case</text:p>
      <text:p text:style-name="P4"/>
      <text:p text:style-name="P4"/>
      <text:p text:style-name="P5">1. Introduction</text:p>
      <text:p text:style-name="P6">West Coast Air Adventures (WCAA) is a small company based in Queenstown, New Zealand. It</text:p>
      <text:p text:style-name="P6">has 15 staff, with 4 pilots. Recently, an accident has caused the company’s public image to be</text:p>
      <text:p text:style-name="P6">tarnished. To get back on track, various staff member have come up with four projects. After a</text:p>
      <text:p text:style-name="P6">process to find the most effective project, Mike Dixon’s (Director of Marketing) idea of a website got</text:p>
      <text:p text:style-name="P6">the go-ahead. The website will provide information about accommodation and activities around</text:p>
      <text:p text:style-name="P6">Queenstown. It will also provide the ability for customers to book holidays online.</text:p>
      <text:p text:style-name="P6"/>
      <text:p text:style-name="P6"/>
      <text:p text:style-name="P5">2. Business Objectives</text:p>
      <text:p text:style-name="P6">Two of the directors want to diversify into package deals that include accommodation,</text:p>
      <text:p text:style-name="P6">transportation( both plane and coach travel) and tourism activities. All this would be for one price,</text:p>
      <text:p text:style-name="P6">and be able to be purchased from the company’s new website. After the recent accident, the</text:p>
      <text:p text:style-name="P6">company is concerned about aircraft safety and the associated dive in public image. The website</text:p>
      <text:p text:style-name="P6">would be a good launch-pad if it was done in a professional manner. The goal is, in one year to</text:p>
      <text:p text:style-name="P6">double the amount of overseas visitors. The design of the website is therefore crucial ensure</text:p>
      <text:p text:style-name="P6">success.</text:p>
      <text:p text:style-name="P6"/>
      <text:p text:style-name="P6"/>
      <text:p text:style-name="P5">3. Current Situation and Problem/Situation Statement</text:p>
      <text:p text:style-name="P6">The company’s public image has taken a dive because of a recent accident. The company is</text:p>
      <text:p text:style-name="P6">trying to diversify into package holiday deals so it can withstand future revenue drops. A website is</text:p>
      <text:p text:style-name="P6">an excellent way to do this, as it can viewed from overseas and can put a professional face to the</text:p>
      <text:p text:style-name="P6">company. It will also provide a way for customers to purchase these package deals, which will</text:p>
      <text:p text:style-name="P6">further increase revenue.</text:p>
      <text:p text:style-name="P6"/>
      <text:p text:style-name="P6"/>
      <text:p text:style-name="P5">4. Critical Assumption and Constraints</text:p>
      <text:p text:style-name="P6">For the website to be useful, it must have up-to-date information and it must be maintained. It is</text:p>
      <text:p text:style-name="P6">assumed that a website designer will be contracted to create the website with the company’s</text:p>
      <text:p text:style-name="P6">participation. A specialist will be contracted to create the secure booking section. Once it is up-and-</text:p>
      <text:p text:style-name="P6">running, Mike Dixon will be in charge of the day-to-day upkeep of the site. The website must</text:p>
      <text:p text:style-name="P6">be designed in such a way that it can be viewed on all current mainstream browsers and must</text:p>
      <text:p text:style-name="P6">scale well to high load. It must include graphics but not take too long to load each page. A</text:p>
      <text:p text:style-name="P6">suitable hosting company must be sought.</text:p>
      <text:p text:style-name="P6"/>
      <text:p text:style-name="P5">5. Analysis of Options and Recommendations</text:p>
      <text:p text:style-name="P6">There were four options available to the company. These were:</text:p>
      <text:list text:style-name="L1">
        <text:list-item>
          <text:p text:style-name="P7">Create a partnership with a coach company to provide package holiday deals.</text:p>
        </text:list-item>
        <text:list-item>
          <text:p text:style-name="P7">Develop a website with information about WCAA, activities and accommodation in the Queenstown area. Also allows customers to purchase holidays online.</text:p>
        </text:list-item>
        <text:list-item>
          <text:p text:style-name="P7">Upgrade the computer systems to handle administration and aircraft maintenance etc.</text:p>
        </text:list-item>
        <text:list-item>
          <text:p text:style-name="P7">Install GPS in the aircraft to decrease likelihood of further accidents.</text:p>
        </text:list-item>
        <text:list-item>
          <text:p text:style-name="P7"/>
        </text:list-item>
      </text:list>
      <text:p text:style-name="P6">After analysis, project 2 was deemed to be the best option.</text:p>
      <text:p text:style-name="P8"/>
      <text:p text:style-name="P9">6. Preliminary Project Requirements</text:p>
      <text:p text:style-name="P6">The website must:</text:p>
      <text:list text:style-name="L2">
        <text:list-item>
          <text:p text:style-name="P10">have relevant and up-to-date information about WCAA's flights and the company,package deals, hotels and activities in the Queenstown area.</text:p>
        </text:list-item>
        <text:list-item>
          <text:p text:style-name="P10">have relevant and up-to-date links to other sites so customers can get more information.</text:p>
        </text:list-item>
        <text:list-item>
          <text:p text:style-name="P10">The website address (URL) must be chosen carefully to ensure it is found by customers and search engines.</text:p>
        </text:list-item>
        <text:list-item>
          <text:p text:style-name="P10">have a feature to book the package deals online. This must be done in a secure fashion. <text:s/>There must be an accurate currency converter so customers know exactly how much they are being charged.</text:p>
        </text:list-item>
        <text:list-item>
          <text:p text:style-name="P10">have a 'contact us' feature so customers can ask questions directly. The system needs to be able to inform us of having a question waiting.</text:p>
        </text:list-item>
        <text:list-item>
          <text:p text:style-name="P10">be fast loading but also look attractive, professional and trustworthy.</text:p>
        </text:list-item>
        <text:list-item>
          <text:p text:style-name="P10">be able to incorporate other features suggested by users that are deemed useful or add to the value of the business.</text:p>
        </text:list-item>
      </text:list>
      <text:p text:style-name="P6"/>
      <text:p text:style-name="P6"/>
      <text:p text:style-name="P5">7. Budget Estimate and Financial Analysi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Name</text:p>
            </table:table-cell>
            <table:table-cell table:style-name="Table1.A1" office:value-type="string">
              <text:p text:style-name="P11">Unit price</text:p>
            </table:table-cell>
            <table:table-cell table:style-name="Table1.C1" office:value-type="string">
              <text:p text:style-name="P12">Cost</text:p>
            </table:table-cell>
          </table:table-row>
        </table:table-header-rows>
        <table:table-row>
          <table:table-cell table:style-name="Table1.A2" office:value-type="string">
            <text:p text:style-name="P13">Project manager</text:p>
          </table:table-cell>
          <table:table-cell table:style-name="Table1.A2" office:value-type="string">
            <text:p text:style-name="P14">20 hrs a week for 1 month @ $50/h</text:p>
          </table:table-cell>
          <table:table-cell table:style-name="Table1.C2" office:value-type="string">
            <text:p text:style-name="P15">$4000</text:p>
          </table:table-cell>
        </table:table-row>
        <table:table-row>
          <table:table-cell table:style-name="Table1.A2" office:value-type="string">
            <text:p text:style-name="P14">Website designer</text:p>
          </table:table-cell>
          <table:table-cell table:style-name="Table1.A2" office:value-type="string">
            <text:p text:style-name="P14">40 hours @ $100/h</text:p>
          </table:table-cell>
          <table:table-cell table:style-name="Table1.C2" office:value-type="string">
            <text:p text:style-name="P15">$4000</text:p>
          </table:table-cell>
        </table:table-row>
        <table:table-row>
          <table:table-cell table:style-name="Table1.A2" office:value-type="string">
            <text:p text:style-name="P14">Hosting/domain name</text:p>
          </table:table-cell>
          <table:table-cell table:style-name="Table1.A2" office:value-type="string">
            <text:p text:style-name="P14">$20/month</text:p>
          </table:table-cell>
          <table:table-cell table:style-name="Table1.C2" office:value-type="string">
            <text:p text:style-name="P15">$20</text:p>
          </table:table-cell>
        </table:table-row>
        <table:table-row>
          <table:table-cell table:style-name="Table1.A2" office:value-type="string">
            <text:p text:style-name="P14">Upkeep</text:p>
          </table:table-cell>
          <table:table-cell table:style-name="Table1.A2" office:value-type="string">
            <text:p text:style-name="P14">2hrs/week @ $40/hr</text:p>
          </table:table-cell>
          <table:table-cell table:style-name="Table1.C2" office:value-type="string">
            <text:p text:style-name="P15">$3200</text:p>
          </table:table-cell>
        </table:table-row>
        <table:table-row>
          <table:table-cell table:style-name="Table1.A2" office:value-type="string">
            <text:p text:style-name="P14">Content Sourcing</text:p>
          </table:table-cell>
          <table:table-cell table:style-name="Table1.A2" office:value-type="string">
            <text:p text:style-name="P14">40 hrs @ $40/hr</text:p>
          </table:table-cell>
          <table:table-cell table:style-name="Table1.C2" office:value-type="string">
            <text:p text:style-name="P15">$1600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><text:span text:style-name="T1">GRAND TOTAL</text:span></text:p>
          </table:table-cell>
          <table:table-cell table:style-name="Table1.C2" office:value-type="string">
            <text:p text:style-name="P18"><text:span text:style-name="T2">$12,820</text:span></text:p>
          </table:table-cell>
        </table:table-row>
      </table:table>
      <text:p text:style-name="P5"/>
      <text:p text:style-name="P19"/>
      <text:p text:style-name="P5">8. Schedule Estimate</text:p>
      <text:p text:style-name="P6">The project should be completed within 1 month, with some flexibility. The website does have an</text:p>
      <text:p text:style-name="P6">useful life due to the ability to easily upgrade.</text:p>
      <text:p text:style-name="P6"/>
      <text:p text:style-name="P6"/>
      <text:p text:style-name="P5">9. Potential Risks</text:p>
      <text:p text:style-name="P6">The foremost risk associated with the website is that customers will either not find the website at</text:p>
      <text:p text:style-name="P6">all, or not find the information useful. With the internet now an inherently insecure place, the</text:p>
      <text:p text:style-name="P6">security of customer details and the booking/banking process needs to be paramount. The cost of</text:p>
      <text:p text:style-name="P6">designing, creating, up-keeping and hosting is not cheap, and the main business risk is investing</text:p>
      <text:p text:style-name="P6">both time and money into an unused website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BAAAAA+ArialMT" svg:font-family="BAAAAA+ArialMT"/>
    <style:font-face style:name="CAAAAA+Arial-BoldMT" svg:font-family="CAAAAA+Arial-BoldMT"/>
    <style:font-face style:name="Lucidasans1" svg:font-family="Lucidasans"/>
    <style:font-face style:name="Times New Roman" svg:font-family="'Times New Roman'" style:font-family-generic="roman"/>
    <style:font-face style:name="Arial2" svg:font-family="Arial" style:font-family-generic="swis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en" fo:country="GB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3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83in" style:type="center"/>
          <style:tab-stop style:position="10.11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83in" style:type="center"/>
          <style:tab-stop style:position="10.117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1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Numbering_20_Symbols" style:display-name="Numbering Symbols" style:family="text"/>
    <style:style style:name="RTF_5f_Num_20_3_20_1" style:display-name="RTF_Num 3 1" style:family="text"/>
    <style:style style:name="RTF_5f_Num_20_2_20_1" style:display-name="RTF_Num 2 1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3" style:display-name="RTF_Num 3" text:consecutive-numbering="true">
      <text:list-level-style-number text:level="1" text:style-name="RTF_5f_Num_20_3_20_1" style:num-suffix="." style:num-format="1">
        <style:list-level-properties text:space-before="0.2in" text:min-label-width="0.3in"/>
      </text:list-level-style-number>
      <text:list-level-style-number text:level="2" text:style-name="RTF_5f_Num_20_3_20_1" style:num-suffix="." style:num-format="1">
        <style:list-level-properties text:space-before="0.7in" text:min-label-width="0.3in"/>
      </text:list-level-style-number>
      <text:list-level-style-number text:level="3" text:style-name="RTF_5f_Num_20_3_20_1" style:num-suffix="." style:num-format="1">
        <style:list-level-properties text:space-before="1.2in" text:min-label-width="0.3in"/>
      </text:list-level-style-number>
      <text:list-level-style-number text:level="4" text:style-name="RTF_5f_Num_20_3_20_1" style:num-suffix="." style:num-format="1">
        <style:list-level-properties text:space-before="1.7in" text:min-label-width="0.3in"/>
      </text:list-level-style-number>
      <text:list-level-style-number text:level="5" text:style-name="RTF_5f_Num_20_3_20_1" style:num-suffix="." style:num-format="1">
        <style:list-level-properties text:space-before="2.2in" text:min-label-width="0.3in"/>
      </text:list-level-style-number>
      <text:list-level-style-number text:level="6" text:style-name="RTF_5f_Num_20_3_20_1" style:num-suffix="." style:num-format="1">
        <style:list-level-properties text:space-before="2.7in" text:min-label-width="0.3in"/>
      </text:list-level-style-number>
      <text:list-level-style-number text:level="7" text:style-name="RTF_5f_Num_20_3_20_1" style:num-suffix="." style:num-format="1">
        <style:list-level-properties text:space-before="3.2in" text:min-label-width="0.3in"/>
      </text:list-level-style-number>
      <text:list-level-style-number text:level="8" text:style-name="RTF_5f_Num_20_3_20_1" style:num-suffix="." style:num-format="1">
        <style:list-level-properties text:space-before="3.7in" text:min-label-width="0.3in"/>
      </text:list-level-style-number>
      <text:list-level-style-number text:level="9" text:style-name="RTF_5f_Num_20_3_20_1" style:num-suffix="." style:num-format="1">
        <style:list-level-properties text:space-before="4.2in" text:min-label-width="0.3in"/>
      </text:list-level-style-number>
      <text:list-level-style-number text:level="10" text:style-name="RTF_5f_Num_20_3_20_1" style:num-suffix="." style:num-format="1">
        <style:list-level-properties text:space-before="4.7in" text:min-label-width="0.3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space-before="0.2in" text:min-label-width="0.3in"/>
      </text:list-level-style-number>
      <text:list-level-style-number text:level="2" text:style-name="RTF_5f_Num_20_2_20_1" style:num-suffix="." style:num-format="1">
        <style:list-level-properties text:space-before="0.7in" text:min-label-width="0.3in"/>
      </text:list-level-style-number>
      <text:list-level-style-number text:level="3" text:style-name="RTF_5f_Num_20_2_20_1" style:num-suffix="." style:num-format="1">
        <style:list-level-properties text:space-before="1.2in" text:min-label-width="0.3in"/>
      </text:list-level-style-number>
      <text:list-level-style-number text:level="4" text:style-name="RTF_5f_Num_20_2_20_1" style:num-suffix="." style:num-format="1">
        <style:list-level-properties text:space-before="1.7in" text:min-label-width="0.3in"/>
      </text:list-level-style-number>
      <text:list-level-style-number text:level="5" text:style-name="RTF_5f_Num_20_2_20_1" style:num-suffix="." style:num-format="1">
        <style:list-level-properties text:space-before="2.2in" text:min-label-width="0.3in"/>
      </text:list-level-style-number>
      <text:list-level-style-number text:level="6" text:style-name="RTF_5f_Num_20_2_20_1" style:num-suffix="." style:num-format="1">
        <style:list-level-properties text:space-before="2.7in" text:min-label-width="0.3in"/>
      </text:list-level-style-number>
      <text:list-level-style-number text:level="7" text:style-name="RTF_5f_Num_20_2_20_1" style:num-suffix="." style:num-format="1">
        <style:list-level-properties text:space-before="3.2in" text:min-label-width="0.3in"/>
      </text:list-level-style-number>
      <text:list-level-style-number text:level="8" text:style-name="RTF_5f_Num_20_2_20_1" style:num-suffix="." style:num-format="1">
        <style:list-level-properties text:space-before="3.7in" text:min-label-width="0.3in"/>
      </text:list-level-style-number>
      <text:list-level-style-number text:level="9" text:style-name="RTF_5f_Num_20_2_20_1" style:num-suffix="." style:num-format="1">
        <style:list-level-properties text:space-before="4.2in" text:min-label-width="0.3in"/>
      </text:list-level-style-number>
      <text:list-level-style-number text:level="10" text:style-name="RTF_5f_Num_20_2_20_1" style:num-suffix="." style:num-format="1">
        <style:list-level-properties text:space-before="4.7in" text:min-label-width="0.3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11.6925in" fo:page-height="8.2673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David Harris <text:s/>300069566<text:tab/><text:tab/>INFO221 – Assignment 1</text:p>
      </style:header>
      <style:footer>
        <text:p text:style-name="Footer"><text:tab/><text:page-number text:select-page="current">4</text:page-number></text:p>
      </style:footer>
    </style:master-page>
    <style:master-page style:name="Portrait" style:page-layout-name="pm2">
      <style:header>
        <text:p text:style-name="P1">David Harris <text:s/>300069566<text:tab/> <text:s text:c="43"/>INFO221 – Assignment 1</text:p>
      </style:header>
      <style:footer>
        <text:p text:style-name="P2"><text:page-number text:select-page="current">4</text:page-number></text:p>
      </style:footer>
    </style:master-page>
    <style:master-page style:name="Landscape" style:page-layout-name="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David Harris</meta:initial-creator>
    <meta:creation-date>2006-03-15T22:30:36</meta:creation-date>
    <dc:creator>David Harris</dc:creator>
    <dc:date>2006-03-16T23:02:30</dc:date>
    <dc:language>en-GB</dc:language>
    <meta:editing-cycles>29</meta:editing-cycles>
    <meta:editing-duration>PT1H45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2" meta:page-count="4" meta:paragraph-count="82" meta:word-count="803" meta:character-count="478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04cm"/>
    </style:style>
    <style:style style:name="co2" style:family="table-column">
      <style:table-column-properties fo:break-before="auto" style:column-width="6.641cm"/>
    </style:style>
    <style:style style:name="co3" style:family="table-column">
      <style:table-column-properties fo:break-before="auto" style:column-width="1.136cm"/>
    </style:style>
    <style:style style:name="co4" style:family="table-column">
      <style:table-column-properties fo:break-before="auto" style:column-width="1.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3.57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size="12pt" fo:font-weight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12pt" fo:font-weight="bold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0.092cm double #000000" style:border-line-width-top="0.002cm 0.088cm 0.002cm"/>
      <style:paragraph-properties fo:text-align="center" fo:margin-left="0cm"/>
      <style:text-properties fo:font-size="12pt" fo:font-weight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92cm double #000000" style:border-line-width-top="0.002cm 0.088cm 0.002cm"/>
      <style:paragraph-properties fo:text-align="center" fo:margin-left="0cm"/>
      <style:text-properties fo:font-size="12pt" fo:font-weight="bold"/>
    </style:style>
    <style:style style:name="ce2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0.092cm double #000000" style:border-line-width-top="0.002cm 0.088cm 0.002cm"/>
      <style:paragraph-properties fo:text-align="center" fo:margin-left="0cm"/>
      <style:text-properties fo:font-size="12pt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8"/>
        <table:table-column table:style-name="co3" table:number-columns-repeated="249" table:default-cell-style-name="ce1"/>
        <table:table-row table:style-name="ro1">
          <table:table-cell/>
          <table:table-cell table:style-name="ce3" table:number-columns-repeated="2"/>
          <table:table-cell table:style-name="Default"/>
          <table:table-cell table:style-name="ce19"/>
          <table:table-cell table:style-name="ce22" table:number-columns-repeated="2"/>
          <table:table-cell table:number-columns-repeated="249"/>
        </table:table-row>
        <table:table-row table:style-name="ro1">
          <table:table-cell/>
          <table:table-cell table:style-name="ce3"/>
          <table:table-cell table:style-name="ce8"/>
          <table:table-cell table:style-name="ce14"/>
          <table:table-cell table:style-name="ce20" office:value-type="string">
            <text:p>Project</text:p>
          </table:table-cell>
          <table:table-cell table:style-name="ce23"/>
          <table:table-cell table:style-name="ce24"/>
          <table:table-cell table:number-columns-repeated="249"/>
        </table:table-row>
        <table:table-row table:style-name="ro2">
          <table:table-cell/>
          <table:table-cell table:style-name="ce4" office:value-type="string">
            <text:p>CRITERIA</text:p>
          </table:table-cell>
          <table:table-cell table:style-name="ce9" office:value-type="string">
            <text:p><text:s/>WEIGHT</text:p>
          </table:table-cell>
          <table:table-cell table:style-name="ce15" office:value-type="string">
            <text:p><text:s/>Hotel/Coach service</text:p>
          </table:table-cell>
          <table:table-cell table:style-name="ce15" office:value-type="string">
            <text:p><text:s/>Website</text:p>
          </table:table-cell>
          <table:table-cell table:style-name="ce15" office:value-type="string">
            <text:p><text:s/>Computer upgrade</text:p>
          </table:table-cell>
          <table:table-cell table:style-name="ce15" office:value-type="string">
            <text:p><text:s/>Flight system upgrade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Value for money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Improve safety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Improve public image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Forms a complete holiday package</text:p>
          </table:table-cell>
          <table:table-cell table:style-name="ce10" office:value-type="float" office:value="30">
            <text:p>30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Keep the company commercially viable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49"/>
        </table:table-row>
        <table:table-row table:style-name="ro1">
          <table:table-cell/>
          <table:table-cell table:style-name="ce5"/>
          <table:table-cell table:style-name="ce11" table:formula="oooc:=SUM([.C4:.C8])" office:value-type="float" office:value="100">
            <text:p>100</text:p>
          </table:table-cell>
          <table:table-cell table:style-name="ce10" table:number-columns-repeated="4"/>
          <table:table-cell table:number-columns-repeated="249"/>
        </table:table-row>
        <table:table-row table:style-name="ro3">
          <table:table-cell/>
          <table:table-cell table:style-name="ce5" office:value-type="string">
            <text:p>Value for money</text:p>
          </table:table-cell>
          <table:table-cell table:style-name="ce12"/>
          <table:table-cell table:style-name="ce10" table:formula="oooc:=[.D4]*[.$C$4]" office:value-type="float" office:value="10">
            <text:p>10</text:p>
          </table:table-cell>
          <table:table-cell table:style-name="ce10" table:formula="oooc:=[.E4]*[.$C$4]" office:value-type="float" office:value="30">
            <text:p>30</text:p>
          </table:table-cell>
          <table:table-cell table:style-name="ce10" table:formula="oooc:=[.F4]*[.$C$4]" office:value-type="float" office:value="20">
            <text:p>20</text:p>
          </table:table-cell>
          <table:table-cell table:style-name="ce10" table:formula="oooc:=[.G4]*[.$C$4]" office:value-type="float" office:value="30">
            <text:p>30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Improve safety</text:p>
          </table:table-cell>
          <table:table-cell table:style-name="ce12"/>
          <table:table-cell table:style-name="ce10" table:formula="oooc:=[.D5]*[.$C$5]" office:value-type="float" office:value="30">
            <text:p>30</text:p>
          </table:table-cell>
          <table:table-cell table:style-name="ce10" table:formula="oooc:=[.E5]*[.$C$5]" office:value-type="float" office:value="0">
            <text:p>0</text:p>
          </table:table-cell>
          <table:table-cell table:style-name="ce10" table:formula="oooc:=[.F5]*[.$C$5]" office:value-type="float" office:value="30">
            <text:p>30</text:p>
          </table:table-cell>
          <table:table-cell table:style-name="ce10" table:formula="oooc:=[.G5]*[.$C$5]" office:value-type="float" office:value="150">
            <text:p>150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Improve public image</text:p>
          </table:table-cell>
          <table:table-cell table:style-name="ce12"/>
          <table:table-cell table:style-name="ce10" table:formula="oooc:=[.D6]*[.$C$6]" office:value-type="float" office:value="20">
            <text:p>20</text:p>
          </table:table-cell>
          <table:table-cell table:style-name="ce10" table:formula="oooc:=[.E6]*[.$C$6]" office:value-type="float" office:value="40">
            <text:p>40</text:p>
          </table:table-cell>
          <table:table-cell table:style-name="ce10" table:formula="oooc:=[.F6]*[.$C$6]" office:value-type="float" office:value="0">
            <text:p>0</text:p>
          </table:table-cell>
          <table:table-cell table:style-name="ce10" table:formula="oooc:=[.G6]*[.$C$6]" office:value-type="float" office:value="10">
            <text:p>10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Forms a complete holiday package</text:p>
          </table:table-cell>
          <table:table-cell table:style-name="ce12"/>
          <table:table-cell table:style-name="ce16" table:formula="oooc:=[.D7]*[.$C$7]" office:value-type="float" office:value="150">
            <text:p>150</text:p>
          </table:table-cell>
          <table:table-cell table:style-name="ce16" table:formula="oooc:=[.E7]*[.$C$7]" office:value-type="float" office:value="150">
            <text:p>150</text:p>
          </table:table-cell>
          <table:table-cell table:style-name="ce16" table:formula="oooc:=[.F7]*[.$C$7]" office:value-type="float" office:value="30">
            <text:p>30</text:p>
          </table:table-cell>
          <table:table-cell table:style-name="ce16" table:formula="oooc:=[.G7]*[.$C$7]" office:value-type="float" office:value="0">
            <text:p>0</text:p>
          </table:table-cell>
          <table:table-cell table:number-columns-repeated="249"/>
        </table:table-row>
        <table:table-row table:style-name="ro3">
          <table:table-cell/>
          <table:table-cell table:style-name="ce5" office:value-type="string">
            <text:p>Keep the company commercially viable</text:p>
          </table:table-cell>
          <table:table-cell table:style-name="ce12"/>
          <table:table-cell table:style-name="ce16" table:formula="oooc:=[.D8]*[.$C$8]" office:value-type="float" office:value="60">
            <text:p>60</text:p>
          </table:table-cell>
          <table:table-cell table:style-name="ce16" table:formula="oooc:=[.E8]*[.$C$8]" office:value-type="float" office:value="100">
            <text:p>100</text:p>
          </table:table-cell>
          <table:table-cell table:style-name="ce16" table:formula="oooc:=[.F8]*[.$C$8]" office:value-type="float" office:value="60">
            <text:p>60</text:p>
          </table:table-cell>
          <table:table-cell table:style-name="ce16" table:formula="oooc:=[.G8]*[.$C$8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 office:value-type="string">
            <text:p>TOTAL</text:p>
          </table:table-cell>
          <table:table-cell table:style-name="ce13"/>
          <table:table-cell table:style-name="ce17" table:formula="oooc:=SUM([.D10:.D14])" office:value-type="float" office:value="270">
            <text:p>270</text:p>
          </table:table-cell>
          <table:table-cell table:style-name="ce21" table:formula="oooc:=SUM([.E10:.E14])" office:value-type="float" office:value="320">
            <text:p>320</text:p>
          </table:table-cell>
          <table:table-cell table:style-name="ce21" table:formula="oooc:=SUM([.F10:.F14])" office:value-type="float" office:value="140">
            <text:p>140</text:p>
          </table:table-cell>
          <table:table-cell table:style-name="ce25" table:formula="oooc:=SUM([.G10:.G14])" office:value-type="float" office:value="230">
            <text:p>230</text:p>
          </table:table-cell>
          <table:table-cell table:style-name="ce2" table:number-columns-repeated="249"/>
        </table:table-row>
        <table:table-row table:style-name="ro1">
          <table:table-cell/>
          <table:table-cell table:style-name="ce6"/>
          <table:table-cell/>
          <table:table-cell table:style-name="Default" table:number-columns-repeated="4"/>
          <table:table-cell table:number-columns-repeated="249"/>
        </table:table-row>
        <table:table-row table:style-name="ro4">
          <table:table-cell/>
          <table:table-cell table:style-name="ce7" office:value-type="string">
            <text:p>Therefore, based on the weighted decision matrix, </text:p>
          </table:table-cell>
          <table:table-cell table:number-columns-repeated="254"/>
        </table:table-row>
        <table:table-row table:style-name="ro4">
          <table:table-cell/>
          <table:table-cell table:style-name="ce7" office:value-type="string">
            <text:p>the website is the best project to achieve the companies goals.</text:p>
          </table:table-cell>
          <table:table-cell table:number-columns-repeated="254"/>
        </table:table-row>
        <table:table-row table:style-name="ro4" table:number-rows-repeated="6551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NZ">
      <number:day/>
      <number:text>-</number:text>
      <number:month number:textual="true"/>
      <number:text>-</number:text>
      <number:year/>
    </number:date-style>
    <number:date-style style:name="N5108" number:language="en" number:country="NZ">
      <number:day/>
      <number:text>-</number:text>
      <number:month number:textual="true"/>
    </number:date-style>
    <number:date-style style:name="N5109" number:language="en" number:country="NZ">
      <number:month number:textual="true"/>
      <number:text>-</number:text>
      <number:year/>
    </number:date-style>
    <number:time-style style:name="N5110" number:language="en" number:country="NZ">
      <number:hours/>
      <number:text>:</number:text>
      <number:minutes number:style="long"/>
      <number:text> </number:text>
      <number:am-pm/>
    </number:time-style>
    <number:time-style style:name="N5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NZ">
      <number:hours/>
      <number:text>:</number:text>
      <number:minutes number:style="long"/>
    </number:time-style>
    <number:time-style style:name="N5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16">16/03/2006</text:date>, <text:time>21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